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0.00pt" fo:font-weight="normal" fo:font-family="'Courier New'" style:font-family-asian="'Courier New'" style:font-family-complex="'Courier New'"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60.00pt" fo:font-weight="bold" fo:font-family="'Courier New'" style:font-family-asian="'Courier New'" style:font-family-complex="'Courier New'"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24.00pt" fo:font-weight="bold" fo:font-family="'Courier New'" style:font-family-asian="'Courier New'" style:font-family-complex="'Courier New'"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48.00pt" fo:font-weight="normal" fo:font-family="'Courier New'" style:font-family-asian="'Courier New'" style:font-family-complex="'Courier New'" fo:background-color="transparent" style:use-window-font-color="true"/>
    </style:style>
    <style:style style:name="T8" style:family="text">
      <style:text-properties fo:font-size="10.00pt" fo:font-weight="normal" fo:font-family="'Courier New'" style:font-family-asian="'Courier New'" style:font-family-complex="'Courier New'"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0.00pt" fo:font-weight="normal" fo:font-family="'Courier New'" style:font-family-asian="'Courier New'" style:font-family-complex="'Courier New'"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0.00pt" fo:font-weight="normal" fo:font-family="'Courier New'" style:font-family-asian="'Courier New'" style:font-family-complex="'Courier New'"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0.00pt" fo:font-weight="normal" fo:font-family="'Courier New'" style:font-family-asian="'Courier New'" style:font-family-complex="'Courier New'"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20.00pt" fo:font-weight="normal" fo:font-family="'Courier New'" style:font-family-asian="'Courier New'" style:font-family-complex="'Courier New'"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24.00pt" fo:font-weight="bold" fo:font-family="'Courier New'" style:font-family-asian="'Courier New'" style:font-family-complex="'Courier New'"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0.00pt" fo:font-weight="normal" fo:font-family="'Courier New'" style:font-family-asian="'Courier New'" style:font-family-complex="'Courier New'"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24.00pt" fo:font-weight="bold" fo:font-family="'Courier New'" style:font-family-asian="'Courier New'" style:font-family-complex="'Courier New'"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4.00pt" fo:font-weight="bold" fo:font-family="'Courier New'" style:font-family-asian="'Courier New'" style:font-family-complex="'Courier New'"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0.00pt" fo:font-weight="bold" fo:font-family="'Courier New'" style:font-family-asian="'Courier New'" style:font-family-complex="'Courier New'"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0.00pt" fo:font-weight="normal" fo:font-family="'Courier New'" style:font-family-asian="'Courier New'" style:font-family-complex="'Courier New'"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24.00pt" fo:font-weight="bold" fo:font-family="'Courier New'" style:font-family-asian="'Courier New'" style:font-family-complex="'Courier New'"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4.00pt" fo:font-weight="bold" fo:font-family="'Courier New'" style:font-family-asian="'Courier New'" style:font-family-complex="'Courier New'"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0.00pt" fo:font-weight="normal" fo:font-family="'Courier New'" style:font-family-asian="'Courier New'" style:font-family-complex="'Courier New'"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4.00pt" fo:font-weight="bold" fo:font-family="'Courier New'" style:font-family-asian="'Courier New'" style:font-family-complex="'Courier New'"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0.00pt" fo:font-weight="normal" fo:font-family="'Courier New'" style:font-family-asian="'Courier New'" style:font-family-complex="'Courier New'"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24.00pt" fo:font-weight="bold" fo:font-family="'Courier New'" style:font-family-asian="'Courier New'" style:font-family-complex="'Courier New'"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4.00pt" fo:font-weight="bold" fo:font-family="'Courier New'" style:font-family-asian="'Courier New'" style:font-family-complex="'Courier New'"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0.00pt" fo:font-weight="normal" fo:font-family="'Courier New'" style:font-family-asian="'Courier New'" style:font-family-complex="'Courier New'"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4.00pt" fo:font-weight="bold" fo:font-family="'Courier New'" style:font-family-asian="'Courier New'" style:font-family-complex="'Courier New'"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0.00pt" fo:font-weight="normal" fo:font-family="'Courier New'" style:font-family-asian="'Courier New'" style:font-family-complex="'Courier New'"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4.00pt" fo:font-weight="bold" fo:font-family="'Courier New'" style:font-family-asian="'Courier New'" style:font-family-complex="'Courier New'"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0.00pt" fo:font-weight="normal" fo:font-family="'Courier New'" style:font-family-asian="'Courier New'" style:font-family-complex="'Courier New'"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4.00pt" fo:font-weight="bold" fo:font-family="'Courier New'" style:font-family-asian="'Courier New'" style:font-family-complex="'Courier New'"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0.00pt" fo:font-weight="normal" fo:font-family="'Courier New'" style:font-family-asian="'Courier New'" style:font-family-complex="'Courier New'"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0.00pt" fo:font-weight="normal" fo:font-family="'Courier New'" style:font-family-asian="'Courier New'" style:font-family-complex="'Courier New'"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4.00pt" fo:font-weight="bold" fo:font-family="'Courier New'" style:font-family-asian="'Courier New'" style:font-family-complex="'Courier New'"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0.00pt" fo:font-weight="normal" fo:font-family="'Courier New'" style:font-family-asian="'Courier New'" style:font-family-complex="'Courier New'"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4.00pt" fo:font-weight="bold" fo:font-family="'Courier New'" style:font-family-asian="'Courier New'" style:font-family-complex="'Courier New'"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0.00pt" fo:font-weight="normal" fo:font-family="'Courier New'" style:font-family-asian="'Courier New'" style:font-family-complex="'Courier New'"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4.00pt" fo:font-weight="bold" fo:font-family="'Courier New'" style:font-family-asian="'Courier New'" style:font-family-complex="'Courier New'"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0.00pt" fo:font-weight="normal" fo:font-family="'Courier New'" style:font-family-asian="'Courier New'" style:font-family-complex="'Courier New'"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4.00pt" fo:font-weight="bold" fo:font-family="'Courier New'" style:font-family-asian="'Courier New'" style:font-family-complex="'Courier New'"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0.00pt" fo:font-weight="normal" fo:font-family="'Courier New'" style:font-family-asian="'Courier New'" style:font-family-complex="'Courier New'" fo:background-color="transparent" style:use-window-font-color="true"/>
    </style:style>
    <style:style style:name="T75" style:family="text">
      <style:text-properties fo:font-size="11.00pt" fo:font-weight="normal" fo:font-family="'Courier New'" style:font-family-asian="'Courier New'" style:font-family-complex="'Courier New'"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0.00pt" fo:font-weight="normal" fo:font-family="'Courier New'" style:font-family-asian="'Courier New'" style:font-family-complex="'Courier New'"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4.00pt" fo:font-weight="bold" fo:font-family="'Courier New'" style:font-family-asian="'Courier New'" style:font-family-complex="'Courier New'"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0.00pt" fo:font-weight="normal" fo:font-family="'Courier New'" style:font-family-asian="'Courier New'" style:font-family-complex="'Courier New'"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4.00pt" fo:font-weight="bold" fo:font-family="'Courier New'" style:font-family-asian="'Courier New'" style:font-family-complex="'Courier New'"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0.00pt" fo:font-weight="normal" fo:font-family="'Courier New'" style:font-family-asian="'Courier New'" style:font-family-complex="'Courier New'"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0.00pt" fo:font-weight="normal" fo:font-family="'Courier New'" style:font-family-asian="'Courier New'" style:font-family-complex="'Courier New'"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0.00pt" fo:font-weight="normal" fo:font-family="'Courier New'" style:font-family-asian="'Courier New'" style:font-family-complex="'Courier New'"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0.00pt" fo:font-weight="normal" fo:font-family="'Courier New'" style:font-family-asian="'Courier New'" style:font-family-complex="'Courier New'"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0.00pt" fo:font-weight="normal" fo:font-family="'Courier New'" style:font-family-asian="'Courier New'" style:font-family-complex="'Courier New'"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24.00pt" fo:font-weight="bold" fo:font-family="'Courier New'" style:font-family-asian="'Courier New'" style:font-family-complex="'Courier New'"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4.00pt" fo:font-weight="bold" fo:font-family="'Courier New'" style:font-family-asian="'Courier New'" style:font-family-complex="'Courier New'"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0.00pt" fo:font-weight="normal" fo:font-family="'Courier New'" style:font-family-asian="'Courier New'" style:font-family-complex="'Courier New'"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4.00pt" fo:font-weight="bold" fo:font-family="'Courier New'" style:font-family-asian="'Courier New'" style:font-family-complex="'Courier New'"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0.00pt" fo:font-weight="normal" fo:font-family="'Courier New'" style:font-family-asian="'Courier New'" style:font-family-complex="'Courier New'"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24.00pt" fo:font-weight="bold" fo:font-family="'Courier New'" style:font-family-asian="'Courier New'" style:font-family-complex="'Courier New'"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4.00pt" fo:font-weight="bold" fo:font-family="'Courier New'" style:font-family-asian="'Courier New'" style:font-family-complex="'Courier New'"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0.00pt" fo:font-weight="normal" fo:font-family="'Courier New'" style:font-family-asian="'Courier New'" style:font-family-complex="'Courier New'"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4.00pt" fo:font-weight="bold" fo:font-family="'Courier New'" style:font-family-asian="'Courier New'" style:font-family-complex="'Courier New'"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0.00pt" fo:font-weight="normal" fo:font-family="'Courier New'" style:font-family-asian="'Courier New'" style:font-family-complex="'Courier New'"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4.00pt" fo:font-weight="bold" fo:font-family="'Courier New'" style:font-family-asian="'Courier New'" style:font-family-complex="'Courier New'"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0.00pt" fo:font-weight="bold" fo:font-family="'Courier New'" style:font-family-asian="'Courier New'" style:font-family-complex="'Courier New'"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0.00pt" fo:font-weight="bold" fo:font-family="'Courier New'" style:font-family-asian="'Courier New'" style:font-family-complex="'Courier New'"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0.00pt" fo:font-weight="normal" fo:font-family="'Courier New'" style:font-family-asian="'Courier New'" style:font-family-complex="'Courier New'"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0.00pt" fo:font-weight="bold" fo:font-family="'Courier New'" style:font-family-asian="'Courier New'" style:font-family-complex="'Courier New'" fo:background-color="transparent" style:use-window-font-color="true"/>
    </style:style>
    <style:style style:name="T124" style:family="text">
      <style:text-properties fo:font-size="10.00pt" fo:font-weight="normal" fo:font-family="'Courier New'" style:font-family-asian="'Courier New'" style:font-family-complex="'Courier New'"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0.00pt" fo:font-weight="bold" fo:font-family="'Courier New'" style:font-family-asian="'Courier New'" style:font-family-complex="'Courier New'" fo:background-color="transparent" style:use-window-font-color="true"/>
    </style:style>
    <style:style style:name="T127" style:family="text">
      <style:text-properties fo:font-size="10.00pt" fo:font-weight="normal" fo:font-family="'Courier New'" style:font-family-asian="'Courier New'" style:font-family-complex="'Courier New'"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0.00pt" fo:font-weight="bold" fo:font-family="'Courier New'" style:font-family-asian="'Courier New'" style:font-family-complex="'Courier New'" fo:background-color="transparent" style:use-window-font-color="true"/>
    </style:style>
    <style:style style:name="T130" style:family="text">
      <style:text-properties fo:font-size="10.00pt" fo:font-weight="normal" fo:font-family="'Courier New'" style:font-family-asian="'Courier New'" style:font-family-complex="'Courier New'"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0.00pt" fo:font-weight="bold" fo:font-family="'Courier New'" style:font-family-asian="'Courier New'" style:font-family-complex="'Courier New'" fo:background-color="transparent" style:use-window-font-color="true"/>
    </style:style>
    <style:style style:name="T133" style:family="text">
      <style:text-properties fo:font-size="10.00pt" fo:font-weight="normal" fo:font-family="'Courier New'" style:font-family-asian="'Courier New'" style:font-family-complex="'Courier New'"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0.00pt" fo:font-weight="bold" fo:font-family="'Courier New'" style:font-family-asian="'Courier New'" style:font-family-complex="'Courier New'" fo:background-color="transparent" style:use-window-font-color="true"/>
    </style:style>
    <style:style style:name="T136" style:family="text">
      <style:text-properties fo:font-size="10.00pt" fo:font-weight="normal" fo:font-family="'Courier New'" style:font-family-asian="'Courier New'" style:font-family-complex="'Courier New'"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0.00pt" fo:font-weight="bold" fo:font-family="'Courier New'" style:font-family-asian="'Courier New'" style:font-family-complex="'Courier New'" fo:background-color="transparent" style:use-window-font-color="true"/>
    </style:style>
    <style:style style:name="T139" style:family="text">
      <style:text-properties fo:font-size="10.00pt" fo:font-weight="normal" fo:font-family="'Courier New'" style:font-family-asian="'Courier New'" style:font-family-complex="'Courier New'"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4.00pt" fo:font-weight="normal" fo:font-family="'Courier New'" style:font-family-asian="'Courier New'" style:font-family-complex="'Courier New'"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0.00pt" fo:font-weight="bold" fo:font-family="'Courier New'" style:font-family-asian="'Courier New'" style:font-family-complex="'Courier New'"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0.00pt" fo:font-weight="normal" fo:font-family="'Courier New'" style:font-family-asian="'Courier New'" style:font-family-complex="'Courier New'"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0.00pt" fo:font-weight="bold" fo:font-family="'Courier New'" style:font-family-asian="'Courier New'" style:font-family-complex="'Courier New'"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0.00pt" fo:font-weight="normal" fo:font-family="'Courier New'" style:font-family-asian="'Courier New'" style:font-family-complex="'Courier New'"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20.00pt" fo:font-weight="bold" fo:font-family="'Courier New'" style:font-family-asian="'Courier New'" style:font-family-complex="'Courier New'"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4.00pt" fo:font-weight="bold" fo:font-family="'Courier New'" style:font-family-asian="'Courier New'" style:font-family-complex="'Courier New'"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0.00pt" fo:font-weight="normal" fo:font-family="'Courier New'" style:font-family-asian="'Courier New'" style:font-family-complex="'Courier New'"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4.00pt" fo:font-weight="bold" fo:font-family="'Courier New'" style:font-family-asian="'Courier New'" style:font-family-complex="'Courier New'"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0.00pt" fo:font-weight="normal" fo:font-family="'Courier New'" style:font-family-asian="'Courier New'" style:font-family-complex="'Courier New'"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4.00pt" fo:font-weight="bold" fo:font-family="'Courier New'" style:font-family-asian="'Courier New'" style:font-family-complex="'Courier New'"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0.00pt" fo:font-weight="normal" fo:font-family="'Courier New'" style:font-family-asian="'Courier New'" style:font-family-complex="'Courier New'"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0.00pt" fo:font-weight="normal" fo:font-family="'Courier New'" style:font-family-asian="'Courier New'" style:font-family-complex="'Courier New'"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20.00pt" fo:font-weight="bold" fo:font-family="'Courier New'" style:font-family-asian="'Courier New'" style:font-family-complex="'Courier New'"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4.00pt" fo:font-weight="bold" fo:font-family="'Courier New'" style:font-family-asian="'Courier New'" style:font-family-complex="'Courier New'"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0.00pt" fo:font-weight="normal" fo:font-family="'Courier New'" style:font-family-asian="'Courier New'" style:font-family-complex="'Courier New'"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0.00pt" fo:font-weight="normal" fo:font-family="'Courier New'" style:font-family-asian="'Courier New'" style:font-family-complex="'Courier New'"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4.00pt" fo:font-weight="bold" fo:font-family="'Courier New'" style:font-family-asian="'Courier New'" style:font-family-complex="'Courier New'"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4.00pt" fo:font-weight="bold" fo:font-family="'Courier New'" style:font-family-asian="'Courier New'" style:font-family-complex="'Courier New'"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20.00pt" fo:font-weight="bold" fo:font-family="'Courier New'" style:font-family-asian="'Courier New'" style:font-family-complex="'Courier New'"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4.00pt" fo:font-weight="bold" fo:font-family="'Courier New'" style:font-family-asian="'Courier New'" style:font-family-complex="'Courier New'"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0.00pt" fo:font-weight="normal" fo:font-family="'Courier New'" style:font-family-asian="'Courier New'" style:font-family-complex="'Courier New'"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4.00pt" fo:font-weight="bold" fo:font-family="'Courier New'" style:font-family-asian="'Courier New'" style:font-family-complex="'Courier New'"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0.00pt" fo:font-weight="normal" fo:font-family="'Courier New'" style:font-family-asian="'Courier New'" style:font-family-complex="'Courier New'"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0.00pt" fo:font-weight="normal" fo:font-family="'Courier New'" style:font-family-asian="'Courier New'" style:font-family-complex="'Courier New'"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4.00pt" fo:font-weight="bold" fo:font-family="'Courier New'" style:font-family-asian="'Courier New'" style:font-family-complex="'Courier New'"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0.00pt" fo:font-weight="normal" fo:font-family="'Courier New'" style:font-family-asian="'Courier New'" style:font-family-complex="'Courier New'"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0.00pt" fo:font-weight="normal" fo:font-family="'Courier New'" style:font-family-asian="'Courier New'" style:font-family-complex="'Courier New'"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20.00pt" fo:font-weight="bold" fo:font-family="'Courier New'" style:font-family-asian="'Courier New'" style:font-family-complex="'Courier New'"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4.00pt" fo:font-weight="bold" fo:font-family="'Courier New'" style:font-family-asian="'Courier New'" style:font-family-complex="'Courier New'"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0.00pt" fo:font-weight="normal" fo:font-family="'Courier New'" style:font-family-asian="'Courier New'" style:font-family-complex="'Courier New'"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4.00pt" fo:font-weight="bold" fo:font-family="'Courier New'" style:font-family-asian="'Courier New'" style:font-family-complex="'Courier New'"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0.00pt" fo:font-weight="normal" fo:font-family="'Courier New'" style:font-family-asian="'Courier New'" style:font-family-complex="'Courier New'"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20.00pt" fo:font-weight="bold" fo:font-family="'Courier New'" style:font-family-asian="'Courier New'" style:font-family-complex="'Courier New'"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4.00pt" fo:font-weight="bold" fo:font-family="'Courier New'" style:font-family-asian="'Courier New'" style:font-family-complex="'Courier New'"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0.00pt" fo:font-weight="normal" fo:font-family="'Courier New'" style:font-family-asian="'Courier New'" style:font-family-complex="'Courier New'" fo:background-color="transparent" style:use-window-font-color="true"/>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4.00pt" fo:font-weight="bold" fo:font-family="'Courier New'" style:font-family-asian="'Courier New'" style:font-family-complex="'Courier New'"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0.00pt" fo:font-weight="normal" fo:font-family="'Courier New'" style:font-family-asian="'Courier New'" style:font-family-complex="'Courier New'"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4.00pt" fo:font-weight="bold" fo:font-family="'Courier New'" style:font-family-asian="'Courier New'" style:font-family-complex="'Courier New'"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0.00pt" fo:font-weight="normal" fo:font-family="'Courier New'" style:font-family-asian="'Courier New'" style:font-family-complex="'Courier New'"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0.00pt" fo:font-weight="normal" fo:font-family="'Courier New'" style:font-family-asian="'Courier New'" style:font-family-complex="'Courier New'"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20.00pt" fo:font-weight="bold" fo:font-family="'Courier New'" style:font-family-asian="'Courier New'" style:font-family-complex="'Courier New'" fo:background-color="transparent" style:use-window-font-color="true"/>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4.00pt" fo:font-weight="bold" fo:font-family="'Courier New'" style:font-family-asian="'Courier New'" style:font-family-complex="'Courier New'"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0.00pt" fo:font-weight="normal" fo:font-family="'Courier New'" style:font-family-asian="'Courier New'" style:font-family-complex="'Courier New'"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20.00pt" fo:font-weight="bold" fo:font-family="'Courier New'" style:font-family-asian="'Courier New'" style:font-family-complex="'Courier New'" fo:background-color="transparent" style:use-window-font-color="true"/>
    </style:style>
    <style:style style:name="T230" style:family="text">
      <style:text-properties fo:font-size="10.00pt" fo:font-weight="normal" fo:font-family="'Courier New'" style:font-family-asian="'Courier New'" style:font-family-complex="'Courier New'"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0.00pt" fo:font-weight="normal" fo:font-family="'Courier New'" style:font-family-asian="'Courier New'" style:font-family-complex="'Courier New'"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20.00pt" fo:font-weight="bold" fo:font-family="'Courier New'" style:font-family-asian="'Courier New'" style:font-family-complex="'Courier New'" fo:background-color="transparent" style:use-window-font-color="true"/>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10.00pt" fo:font-weight="normal" fo:font-family="'Courier New'" style:font-family-asian="'Courier New'" style:font-family-complex="'Courier New'"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0.00pt" fo:font-weight="normal" fo:font-family="'Courier New'" style:font-family-asian="'Courier New'" style:font-family-complex="'Courier New'"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0.00pt" fo:font-weight="normal" fo:font-family="'Courier New'" style:font-family-asian="'Courier New'" style:font-family-complex="'Courier New'" fo:background-color="transparent" style:use-window-font-color="true"/>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0.00pt" fo:font-weight="normal" fo:font-family="'Courier New'" style:font-family-asian="'Courier New'" style:font-family-complex="'Courier New'"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20.00pt" fo:font-weight="bold" fo:font-family="'Courier New'" style:font-family-asian="'Courier New'" style:font-family-complex="'Courier New'"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0.00pt" fo:font-weight="normal" fo:font-family="'Courier New'" style:font-family-asian="'Courier New'" style:font-family-complex="'Courier New'" fo:background-color="transparent" style:use-window-font-color="true"/>
    </style:style>
    <style:style style:name="T247" style:family="text">
      <style:text-properties fo:font-size="11.00pt" fo:font-weight="normal" fo:font-family="Calibri" style:font-family-asian="Calibri" style:font-family-complex="Calibri" fo:background-color="transparent" style:use-window-font-color="true"/>
    </style:style>
    <style:style style:name="T248" style:family="text">
      <style:text-properties fo:font-size="10.00pt" fo:font-weight="normal" fo:font-family="'Courier New'" style:font-family-asian="'Courier New'" style:font-family-complex="'Courier New'"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center"/>
    </style:style>
    <style:style style:name="P3" style:family="paragraph">
      <style:paragraph-properties fo:line-height="100.00%" fo:text-align="center"/>
    </style:style>
    <style:style style:name="P4" style:family="paragraph">
      <style:paragraph-properties fo:line-height="100.00%" fo:text-align="left"/>
    </style:style>
    <style:style style:name="P5" style:family="paragraph">
      <style:paragraph-properties fo:line-height="100.00%" fo:text-align="center"/>
    </style:style>
    <style:style style:name="P6" style:family="paragraph">
      <style:paragraph-properties fo:line-height="100.00%" fo:text-align="left"/>
    </style:style>
    <style:style style:name="P7" style:family="paragraph">
      <style:paragraph-properties fo:line-height="100.00%" fo:text-align="center"/>
    </style:style>
    <style:style style:name="P8" style:family="paragraph">
      <style:paragraph-properties fo:line-height="100.00%" fo:text-align="left"/>
    </style:style>
    <style:style style:name="P9" style:family="paragraph">
      <style:paragraph-properties fo:line-height="100.00%" fo:text-align="center"/>
    </style:style>
    <style:style style:name="P10" style:family="paragraph">
      <style:paragraph-properties fo:line-height="100.00%" fo:text-align="left"/>
    </style:style>
    <style:style style:name="P11" style:family="paragraph">
      <style:paragraph-properties fo:line-height="100.00%" fo:text-align="center"/>
    </style:style>
    <style:style style:name="P12" style:family="paragraph">
      <style:paragraph-properties fo:line-height="100.00%" fo:text-align="left"/>
    </style:style>
    <style:style style:name="P13" style:family="paragraph">
      <style:paragraph-properties fo:line-height="100.00%" fo:text-align="center"/>
    </style:style>
    <style:style style:name="P14" style:family="paragraph">
      <style:paragraph-properties fo:line-height="100.00%" fo:text-align="left"/>
    </style:style>
    <style:style style:name="P15" style:family="paragraph">
      <style:paragraph-properties fo:line-height="100.00%" fo:text-align="center"/>
    </style:style>
    <style:style style:name="P16" style:family="paragraph">
      <style:paragraph-properties fo:line-height="100.00%" fo:text-align="left"/>
    </style:style>
    <style:style style:name="P17" style:family="paragraph">
      <style:paragraph-properties fo:line-height="100.00%" fo:text-align="left">
        <style:tab-stops>
          <style:tab-stop style:position="0.00pt"/>
        </style:tab-stops>
      </style:paragraph-properties>
    </style:style>
    <style:style style:name="P18" style:family="paragraph">
      <style:paragraph-properties fo:line-height="100.00%" fo:text-align="left"/>
    </style:style>
    <style:style style:name="P19" style:family="paragraph">
      <style:paragraph-properties fo:line-height="100.00%" fo:text-align="left">
        <style:tab-stops>
          <style:tab-stop style:position="0.00pt"/>
        </style:tab-stops>
      </style:paragraph-properties>
    </style:style>
    <style:style style:name="P20" style:family="paragraph">
      <style:paragraph-properties fo:line-height="100.00%" fo:text-align="left"/>
    </style:style>
    <style:style style:name="P21" style:family="paragraph">
      <style:paragraph-properties fo:line-height="100.00%" fo:text-align="left">
        <style:tab-stops>
          <style:tab-stop style:position="0.00pt"/>
        </style:tab-stops>
      </style:paragraph-properties>
    </style:style>
    <style:style style:name="P22" style:family="paragraph">
      <style:paragraph-properties fo:line-height="100.00%" fo:text-align="left"/>
    </style:style>
    <style:style style:name="P23" style:family="paragraph">
      <style:paragraph-properties fo:line-height="100.00%" fo:text-align="left">
        <style:tab-stops>
          <style:tab-stop style:position="0.00pt"/>
        </style:tab-stops>
      </style:paragraph-properties>
    </style:style>
    <style:style style:name="P24" style:family="paragraph">
      <style:paragraph-properties fo:line-height="100.00%" fo:text-align="left"/>
    </style:style>
    <style:style style:name="P25" style:family="paragraph">
      <style:paragraph-properties fo:line-height="100.00%" fo:text-align="left">
        <style:tab-stops>
          <style:tab-stop style:position="0.00pt"/>
        </style:tab-stops>
      </style:paragraph-properties>
    </style:style>
    <style:style style:name="P26" style:family="paragraph">
      <style:paragraph-properties fo:line-height="100.00%" fo:text-align="left"/>
    </style:style>
    <style:style style:name="P27" style:family="paragraph">
      <style:paragraph-properties fo:line-height="100.00%" fo:text-align="left">
        <style:tab-stops>
          <style:tab-stop style:position="0.00pt"/>
        </style:tab-stops>
      </style:paragraph-properties>
    </style:style>
    <style:style style:name="P28" style:family="paragraph">
      <style:paragraph-properties fo:line-height="100.00%" fo:text-align="left"/>
    </style:style>
    <style:style style:name="P29" style:family="paragraph">
      <style:paragraph-properties fo:line-height="100.00%" fo:text-align="left" fo:margin-bottom="6.00pt"/>
    </style:style>
    <style:style style:name="P30" style:family="paragraph">
      <style:paragraph-properties fo:line-height="100.00%" fo:text-align="left">
        <style:tab-stops>
          <style:tab-stop style:position="0.00pt"/>
        </style:tab-stops>
      </style:paragraph-properties>
    </style:style>
    <style:style style:name="P31" style:family="paragraph">
      <style:paragraph-properties fo:line-height="100.00%" fo:text-align="left"/>
    </style:style>
    <style:style style:name="P32" style:family="paragraph">
      <style:paragraph-properties fo:line-height="100.00%" fo:text-align="left">
        <style:tab-stops>
          <style:tab-stop style:position="0.00pt"/>
        </style:tab-stops>
      </style:paragraph-properties>
    </style:style>
    <style:style style:name="P33" style:family="paragraph">
      <style:paragraph-properties fo:line-height="100.00%" fo:text-align="left"/>
    </style:style>
    <style:style style:name="P34" style:family="paragraph">
      <style:paragraph-properties fo:line-height="100.00%" fo:text-align="left">
        <style:tab-stops>
          <style:tab-stop style:position="0.00pt"/>
        </style:tab-stops>
      </style:paragraph-properties>
    </style:style>
    <style:style style:name="P35" style:family="paragraph">
      <style:paragraph-properties fo:line-height="100.00%" fo:text-align="left"/>
    </style:style>
    <style:style style:name="P36" style:family="paragraph">
      <style:paragraph-properties fo:line-height="100.00%" fo:text-align="left">
        <style:tab-stops>
          <style:tab-stop style:position="0.00pt"/>
        </style:tab-stops>
      </style:paragraph-properties>
    </style:style>
    <style:style style:name="P37" style:family="paragraph">
      <style:paragraph-properties fo:line-height="100.00%" fo:text-align="left"/>
    </style:style>
    <style:style style:name="P38" style:family="paragraph">
      <style:paragraph-properties fo:line-height="100.00%" fo:text-align="left" fo:margin-bottom="6.00pt"/>
    </style:style>
    <style:style style:name="P39" style:family="paragraph">
      <style:paragraph-properties fo:line-height="100.00%" fo:text-align="left"/>
    </style:style>
    <style:style style:name="P40" style:family="paragraph">
      <style:paragraph-properties fo:line-height="100.00%" fo:text-align="left">
        <style:tab-stops>
          <style:tab-stop style:position="0.00pt"/>
        </style:tab-stops>
      </style:paragraph-properties>
    </style:style>
    <style:style style:name="P41" style:family="paragraph">
      <style:paragraph-properties fo:line-height="100.00%" fo:text-align="left"/>
    </style:style>
    <style:style style:name="P42" style:family="paragraph">
      <style:paragraph-properties fo:line-height="100.00%" fo:text-align="left" fo:margin-bottom="6.00pt"/>
    </style:style>
    <style:style style:name="P43" style:family="paragraph">
      <style:paragraph-properties fo:line-height="100.00%" fo:text-align="left">
        <style:tab-stops>
          <style:tab-stop style:position="0.00pt"/>
        </style:tab-stops>
      </style:paragraph-properties>
    </style:style>
    <style:style style:name="P44" style:family="paragraph">
      <style:paragraph-properties fo:line-height="100.00%" fo:text-align="left"/>
    </style:style>
    <style:style style:name="P45" style:family="paragraph">
      <style:paragraph-properties fo:line-height="100.00%" fo:text-align="left">
        <style:tab-stops>
          <style:tab-stop style:position="0.00pt"/>
        </style:tab-stops>
      </style:paragraph-properties>
    </style:style>
    <style:style style:name="P46" style:family="paragraph">
      <style:paragraph-properties fo:line-height="100.00%" fo:text-align="left"/>
    </style:style>
    <style:style style:name="P47" style:family="paragraph">
      <style:paragraph-properties fo:line-height="100.00%" fo:text-align="left" fo:margin-bottom="6.00pt"/>
    </style:style>
    <style:style style:name="P48" style:family="paragraph">
      <style:paragraph-properties fo:line-height="100.00%" fo:text-align="left">
        <style:tab-stops>
          <style:tab-stop style:position="0.00pt"/>
        </style:tab-stops>
      </style:paragraph-properties>
    </style:style>
    <style:style style:name="P49" style:family="paragraph">
      <style:paragraph-properties fo:line-height="100.00%" fo:text-align="left"/>
    </style:style>
    <style:style style:name="P50" style:family="paragraph">
      <style:paragraph-properties fo:line-height="100.00%" fo:text-align="left" fo:margin-bottom="6.00pt"/>
    </style:style>
    <style:style style:name="P51" style:family="paragraph">
      <style:paragraph-properties fo:line-height="100.00%" fo:text-align="left"/>
    </style:style>
    <style:style style:name="P52" style:family="paragraph">
      <style:paragraph-properties fo:line-height="100.00%" fo:text-align="left">
        <style:tab-stops>
          <style:tab-stop style:position="0.00pt"/>
        </style:tab-stops>
      </style:paragraph-properties>
    </style:style>
    <style:style style:name="P53" style:family="paragraph">
      <style:paragraph-properties fo:line-height="100.00%" fo:text-align="left"/>
    </style:style>
    <style:style style:name="P54" style:family="paragraph">
      <style:paragraph-properties fo:line-height="100.00%" fo:text-align="left">
        <style:tab-stops>
          <style:tab-stop style:position="0.00pt"/>
        </style:tab-stops>
      </style:paragraph-properties>
    </style:style>
    <style:style style:name="P55" style:family="paragraph">
      <style:paragraph-properties fo:line-height="100.00%" fo:text-align="left"/>
    </style:style>
    <style:style style:name="P56" style:family="paragraph">
      <style:paragraph-properties fo:line-height="100.00%" fo:text-align="left">
        <style:tab-stops>
          <style:tab-stop style:position="0.00pt"/>
        </style:tab-stops>
      </style:paragraph-properties>
    </style:style>
    <style:style style:name="P57" style:family="paragraph">
      <style:paragraph-properties fo:line-height="100.00%" fo:text-align="left"/>
    </style:style>
    <style:style style:name="P58" style:family="paragraph">
      <style:paragraph-properties fo:line-height="100.00%" fo:text-align="left" fo:margin-bottom="6.00pt"/>
    </style:style>
    <style:style style:name="P59" style:family="paragraph">
      <style:paragraph-properties fo:line-height="100.00%" fo:text-align="left"/>
    </style:style>
    <style:style style:name="P60" style:family="paragraph">
      <style:paragraph-properties fo:line-height="100.00%" fo:text-align="left">
        <style:tab-stops>
          <style:tab-stop style:position="0.00pt"/>
        </style:tab-stops>
      </style:paragraph-properties>
    </style:style>
    <style:style style:name="P61" style:family="paragraph">
      <style:paragraph-properties fo:line-height="100.00%" fo:text-align="left"/>
    </style:style>
    <style:style style:name="P62" style:family="paragraph">
      <style:paragraph-properties fo:line-height="100.00%" fo:text-align="left">
        <style:tab-stops>
          <style:tab-stop style:position="0.00pt"/>
        </style:tab-stops>
      </style:paragraph-properties>
    </style:style>
    <style:style style:name="P63" style:family="paragraph">
      <style:paragraph-properties fo:line-height="100.00%" fo:text-align="left"/>
    </style:style>
    <style:style style:name="P64" style:family="paragraph">
      <style:paragraph-properties fo:line-height="100.00%" fo:text-align="left">
        <style:tab-stops>
          <style:tab-stop style:position="0.00pt"/>
        </style:tab-stops>
      </style:paragraph-properties>
    </style:style>
    <style:style style:name="P65" style:family="paragraph">
      <style:paragraph-properties fo:line-height="100.00%" fo:text-align="left"/>
    </style:style>
    <style:style style:name="P66" style:family="paragraph">
      <style:paragraph-properties fo:line-height="100.00%" fo:text-align="left">
        <style:tab-stops>
          <style:tab-stop style:position="0.00pt"/>
        </style:tab-stops>
      </style:paragraph-properties>
    </style:style>
    <style:style style:name="P67" style:family="paragraph">
      <style:paragraph-properties fo:line-height="100.00%" fo:text-align="left"/>
    </style:style>
    <style:style style:name="P68" style:family="paragraph">
      <style:paragraph-properties fo:line-height="100.00%" fo:text-align="left">
        <style:tab-stops>
          <style:tab-stop style:position="0.00pt"/>
        </style:tab-stops>
      </style:paragraph-properties>
    </style:style>
    <style:style style:name="P69" style:family="paragraph">
      <style:paragraph-properties fo:line-height="100.00%" fo:text-align="left"/>
    </style:style>
    <style:style style:name="P70" style:family="paragraph">
      <style:paragraph-properties fo:line-height="100.00%" fo:text-align="left" fo:margin-bottom="6.00pt"/>
    </style:style>
    <style:style style:name="P71" style:family="paragraph">
      <style:paragraph-properties fo:line-height="100.00%" fo:text-align="left"/>
    </style:style>
    <style:style style:name="P72" style:family="paragraph">
      <style:paragraph-properties fo:line-height="100.00%" fo:text-align="left">
        <style:tab-stops>
          <style:tab-stop style:position="0.00pt"/>
        </style:tab-stops>
      </style:paragraph-properties>
    </style:style>
    <style:style style:name="P73" style:family="paragraph">
      <style:paragraph-properties fo:line-height="100.00%" fo:text-align="left"/>
    </style:style>
    <style:style style:name="P74" style:family="paragraph">
      <style:paragraph-properties fo:line-height="100.00%" fo:text-align="left">
        <style:tab-stops>
          <style:tab-stop style:position="0.00pt"/>
        </style:tab-stops>
      </style:paragraph-properties>
    </style:style>
    <style:style style:name="P75" style:family="paragraph">
      <style:paragraph-properties fo:line-height="100.00%" fo:text-align="left"/>
    </style:style>
    <style:style style:name="P76" style:family="paragraph">
      <style:paragraph-properties fo:line-height="100.00%" fo:text-align="left">
        <style:tab-stops>
          <style:tab-stop style:position="0.00pt"/>
        </style:tab-stops>
      </style:paragraph-properties>
    </style:style>
    <style:style style:name="P77" style:family="paragraph">
      <style:paragraph-properties fo:line-height="100.00%" fo:text-align="left"/>
    </style:style>
    <style:style style:name="P78" style:family="paragraph">
      <style:paragraph-properties fo:line-height="100.00%" fo:text-align="left">
        <style:tab-stops>
          <style:tab-stop style:position="0.00pt"/>
        </style:tab-stops>
      </style:paragraph-properties>
    </style:style>
    <style:style style:name="P79" style:family="paragraph">
      <style:paragraph-properties fo:line-height="100.00%" fo:text-align="left"/>
    </style:style>
    <style:style style:name="P80" style:family="paragraph">
      <style:paragraph-properties fo:line-height="100.00%" fo:text-align="left">
        <style:tab-stops>
          <style:tab-stop style:position="0.00pt"/>
        </style:tab-stops>
      </style:paragraph-properties>
    </style:style>
    <style:style style:name="P81" style:family="paragraph">
      <style:paragraph-properties fo:line-height="100.00%" fo:text-align="left"/>
    </style:style>
    <style:style style:name="P82" style:family="paragraph">
      <style:paragraph-properties fo:line-height="100.00%" fo:text-align="left">
        <style:tab-stops>
          <style:tab-stop style:position="0.00pt"/>
        </style:tab-stops>
      </style:paragraph-properties>
    </style:style>
    <style:style style:name="P83" style:family="paragraph">
      <style:paragraph-properties fo:line-height="100.00%" fo:text-align="left"/>
    </style:style>
    <style:style style:name="P84" style:family="paragraph">
      <style:paragraph-properties fo:line-height="100.00%" fo:text-align="left">
        <style:tab-stops>
          <style:tab-stop style:position="0.00pt"/>
        </style:tab-stops>
      </style:paragraph-properties>
    </style:style>
    <style:style style:name="P85" style:family="paragraph">
      <style:paragraph-properties fo:line-height="100.00%" fo:text-align="left"/>
    </style:style>
    <style:style style:name="P86" style:family="paragraph">
      <style:paragraph-properties fo:line-height="100.00%" fo:text-align="left">
        <style:tab-stops>
          <style:tab-stop style:position="0.00pt"/>
        </style:tab-stops>
      </style:paragraph-properties>
    </style:style>
    <style:style style:name="P87" style:family="paragraph">
      <style:paragraph-properties fo:line-height="100.00%" fo:text-align="left"/>
    </style:style>
    <style:style style:name="P88" style:family="paragraph">
      <style:paragraph-properties fo:line-height="100.00%" fo:text-align="left">
        <style:tab-stops>
          <style:tab-stop style:position="0.00pt"/>
        </style:tab-stops>
      </style:paragraph-properties>
    </style:style>
    <style:style style:name="P89" style:family="paragraph">
      <style:paragraph-properties fo:line-height="100.00%" fo:text-align="left"/>
    </style:style>
    <style:style style:name="P90" style:family="paragraph">
      <style:paragraph-properties fo:line-height="100.00%" fo:text-align="left">
        <style:tab-stops>
          <style:tab-stop style:position="0.00pt"/>
        </style:tab-stops>
      </style:paragraph-properties>
    </style:style>
    <style:style style:name="P91" style:family="paragraph">
      <style:paragraph-properties fo:line-height="100.00%" fo:text-align="left"/>
    </style:style>
    <style:style style:name="P92" style:family="paragraph">
      <style:paragraph-properties fo:line-height="100.00%" fo:text-align="left">
        <style:tab-stops>
          <style:tab-stop style:position="0.00pt"/>
        </style:tab-stops>
      </style:paragraph-properties>
    </style:style>
    <style:style style:name="P93" style:family="paragraph">
      <style:paragraph-properties fo:line-height="100.00%" fo:text-align="left"/>
    </style:style>
    <style:style style:name="P94" style:family="paragraph">
      <style:paragraph-properties fo:line-height="100.00%" fo:text-align="left" fo:margin-bottom="6.00pt"/>
    </style:style>
    <style:style style:name="P95" style:family="paragraph">
      <style:paragraph-properties fo:line-height="100.00%" fo:text-align="left"/>
    </style:style>
    <style:style style:name="P96" style:family="paragraph">
      <style:paragraph-properties fo:line-height="100.00%" fo:text-align="left">
        <style:tab-stops>
          <style:tab-stop style:position="0.00pt"/>
        </style:tab-stops>
      </style:paragraph-properties>
    </style:style>
    <style:style style:name="P97" style:family="paragraph">
      <style:paragraph-properties fo:line-height="100.00%" fo:text-align="left"/>
    </style:style>
    <style:style style:name="P98" style:family="paragraph">
      <style:paragraph-properties fo:line-height="100.00%" fo:text-align="left">
        <style:tab-stops>
          <style:tab-stop style:position="0.00pt"/>
        </style:tab-stops>
      </style:paragraph-properties>
    </style:style>
    <style:style style:name="P99" style:family="paragraph">
      <style:paragraph-properties fo:line-height="100.00%" fo:text-align="left"/>
    </style:style>
    <style:style style:name="P100" style:family="paragraph">
      <style:paragraph-properties fo:line-height="100.00%" fo:text-align="left" fo:margin-bottom="6.00pt"/>
    </style:style>
    <style:style style:name="P101" style:family="paragraph">
      <style:paragraph-properties fo:line-height="100.00%" fo:text-align="left">
        <style:tab-stops>
          <style:tab-stop style:position="0.00pt"/>
        </style:tab-stops>
      </style:paragraph-properties>
    </style:style>
    <style:style style:name="P102" style:family="paragraph">
      <style:paragraph-properties fo:line-height="100.00%" fo:text-align="left"/>
    </style:style>
    <style:style style:name="P103" style:family="paragraph">
      <style:paragraph-properties fo:line-height="100.00%" fo:text-align="left">
        <style:tab-stops>
          <style:tab-stop style:position="0.00pt"/>
        </style:tab-stops>
      </style:paragraph-properties>
    </style:style>
    <style:style style:name="P104" style:family="paragraph">
      <style:paragraph-properties fo:line-height="100.00%" fo:text-align="left"/>
    </style:style>
    <style:style style:name="P105" style:family="paragraph">
      <style:paragraph-properties fo:line-height="100.00%" fo:text-align="left">
        <style:tab-stops>
          <style:tab-stop style:position="0.00pt"/>
        </style:tab-stops>
      </style:paragraph-properties>
    </style:style>
    <style:style style:name="P106" style:family="paragraph">
      <style:paragraph-properties fo:line-height="100.00%" fo:text-align="left"/>
    </style:style>
    <style:style style:name="P107" style:family="paragraph">
      <style:paragraph-properties fo:line-height="100.00%" fo:text-align="left" fo:margin-bottom="6.00pt"/>
    </style:style>
    <style:style style:name="P108" style:family="paragraph">
      <style:paragraph-properties fo:line-height="100.00%" fo:text-align="left"/>
    </style:style>
    <style:style style:name="P109" style:family="paragraph">
      <style:paragraph-properties fo:line-height="100.00%" fo:text-align="left" fo:margin-bottom="6.00pt"/>
    </style:style>
    <style:style style:name="P110" style:family="paragraph">
      <style:paragraph-properties fo:line-height="100.00%" fo:text-align="left"/>
    </style:style>
    <style:style style:name="P111" style:family="paragraph">
      <style:paragraph-properties fo:line-height="100.00%" fo:text-align="left">
        <style:tab-stops>
          <style:tab-stop style:position="0.00pt"/>
        </style:tab-stops>
      </style:paragraph-properties>
    </style:style>
    <style:style style:name="P112" style:family="paragraph">
      <style:paragraph-properties fo:line-height="100.00%" fo:text-align="left"/>
    </style:style>
    <style:style style:name="P113" style:family="paragraph">
      <style:paragraph-properties fo:line-height="100.00%" fo:text-align="left">
        <style:tab-stops>
          <style:tab-stop style:position="0.00pt"/>
        </style:tab-stops>
      </style:paragraph-properties>
    </style:style>
    <style:style style:name="P114" style:family="paragraph">
      <style:paragraph-properties fo:line-height="100.00%" fo:text-align="left"/>
    </style:style>
    <style:style style:name="P115" style:family="paragraph">
      <style:paragraph-properties fo:line-height="100.00%" fo:text-align="center">
        <style:tab-stops>
          <style:tab-stop style:position="0.00pt"/>
        </style:tab-stops>
      </style:paragraph-properties>
    </style:style>
    <style:style style:name="P116" style:family="paragraph">
      <style:paragraph-properties fo:line-height="100.00%" fo:text-align="left" fo:margin-bottom="6.00pt"/>
    </style:style>
    <style:style style:name="P117" style:family="paragraph">
      <style:paragraph-properties fo:line-height="100.00%" fo:text-align="center">
        <style:tab-stops>
          <style:tab-stop style:position="0.00pt"/>
        </style:tab-stops>
      </style:paragraph-properties>
    </style:style>
    <style:style style:name="P118" style:family="paragraph">
      <style:paragraph-properties fo:line-height="100.00%" fo:text-align="left">
        <style:tab-stops>
          <style:tab-stop style:position="0.00pt"/>
        </style:tab-stops>
      </style:paragraph-properties>
    </style:style>
    <style:style style:name="P119" style:family="paragraph">
      <style:paragraph-properties fo:line-height="100.00%" fo:text-align="center">
        <style:tab-stops>
          <style:tab-stop style:position="0.00pt"/>
        </style:tab-stops>
      </style:paragraph-properties>
    </style:style>
    <style:style style:name="P120" style:family="paragraph">
      <style:paragraph-properties fo:line-height="100.00%" fo:text-align="left" fo:margin-bottom="6.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00.00%" fo:text-align="left" fo:margin-bottom="6.00pt">
        <style:tab-stops>
          <style:tab-stop style:position="-18.00pt"/>
        </style:tab-stops>
      </style:paragraph-properties>
    </style:style>
    <style:style style:name="P122" style:family="paragraph">
      <style:paragraph-properties fo:line-height="100.00%" fo:text-align="left" fo:margin-bottom="6.00pt"/>
    </style:style>
    <style:style style:name="P123" style:family="paragraph">
      <style:paragraph-properties fo:line-height="100.00%" fo:text-align="left" fo:margin-bottom="6.00pt"/>
    </style:style>
    <text:list-style style:name="L124">
      <text:list-level-style-bullet text:level="1" text:bullet-char="•">
        <style:list-level-properties text:space-before="0.00pt" text:min-label-width="18.00pt"/>
        <style:text-properties fo:font-family="Symbol"/>
      </text:list-level-style-bullet>
    </text:list-style>
    <style:style style:name="P124" style:family="paragraph">
      <style:paragraph-properties fo:line-height="100.00%" fo:text-align="left" fo:margin-bottom="6.00pt">
        <style:tab-stops>
          <style:tab-stop style:position="-18.00pt"/>
        </style:tab-stops>
      </style:paragraph-properties>
    </style:style>
    <style:style style:name="P125" style:family="paragraph">
      <style:paragraph-properties fo:line-height="100.00%" fo:text-align="left" fo:margin-bottom="6.00pt"/>
    </style:style>
    <style:style style:name="P126" style:family="paragraph">
      <style:paragraph-properties fo:line-height="100.00%" fo:text-align="center">
        <style:tab-stops>
          <style:tab-stop style:position="0.00pt"/>
        </style:tab-stops>
      </style:paragraph-properties>
    </style:style>
    <style:style style:name="P127" style:family="paragraph">
      <style:paragraph-properties fo:line-height="100.00%" fo:text-align="left"/>
    </style:style>
    <style:style style:name="P128" style:family="paragraph">
      <style:paragraph-properties fo:line-height="100.00%" fo:text-align="left" fo:margin-bottom="6.00pt"/>
    </style:style>
    <style:style style:name="P129" style:family="paragraph">
      <style:paragraph-properties fo:line-height="100.00%" fo:text-align="left"/>
    </style:style>
    <style:style style:name="P130" style:family="paragraph">
      <style:paragraph-properties fo:line-height="100.00%" fo:text-align="left" fo:margin-bottom="6.00pt"/>
    </style:style>
    <style:style style:name="P131" style:family="paragraph">
      <style:paragraph-properties fo:line-height="100.00%" fo:text-align="left"/>
    </style:style>
  </office:automatic-styles>
  <office:body>
    <office:text>
      <text:p text:style-name="P1"><text:span text:style-name="T1"><text:s/></text:span></text:p>
      <text:p text:style-name="P2"><text:span text:style-name="T2"/></text:p>
      <text:p text:style-name="P3"><text:span text:style-name="T3">Gamestudio</text:span></text:p>
      <text:p text:style-name="P4"><text:span text:style-name="T4"/></text:p>
      <text:p text:style-name="P5"><text:span text:style-name="T4"/></text:p>
      <text:p text:style-name="P5"><text:span text:style-name="T5">Design document</text:span></text:p>
      <text:p text:style-name="P6"><text:span text:style-name="T6"/></text:p>
      <text:p text:style-name="P6"><text:span text:style-name="T6"/></text:p>
      <text:p text:style-name="P7"><text:span text:style-name="T7">GAL-CIV</text:span></text:p>
      <text:p text:style-name="P7"><text:span text:style-name="T8">The resurrection of orion</text:span></text:p>
      <text:p text:style-name="P8"><text:span text:style-name="T9"/></text:p>
      <text:p text:style-name="P8"><text:span text:style-name="T9"/></text:p>
      <text:p text:style-name="P9"><text:span text:style-name="T10">All work Copyright ©2014 by Gamestudio</text:span></text:p>
      <text:p text:style-name="P10"><text:span text:style-name="T11"/></text:p>
      <text:p text:style-name="P11"><text:span text:style-name="T12">Written by Rickard Skeppström</text:span></text:p>
      <text:p text:style-name="P12"><text:span text:style-name="T13"/></text:p>
      <text:p text:style-name="P13"><text:span text:style-name="T14">Version # 1.00</text:span></text:p>
      <text:p text:style-name="P14"><text:span text:style-name="T15"/></text:p>
      <text:p text:style-name="P15"><text:span text:style-name="T15"/></text:p>
      <text:p text:style-name="P15"><text:span text:style-name="T16">Table of Contents</text:span></text:p>
      <text:p text:style-name="P16"><text:span text:style-name="T17"/></text:p>
      <text:p text:style-name="P16"><text:span text:style-name="T17"/></text:p>
      <text:p text:style-name="P17"><text:span text:style-name="T18">Design History</text:span></text:p>
      <text:p text:style-name="P17"><text:span text:style-name="T19"/></text:p>
      <text:p text:style-name="P17"><text:span text:style-name="T19"/></text:p>
      <text:p text:style-name="P18"><text:span text:style-name="T20">None as of yet.</text:span></text:p>
      <text:p text:style-name="P18"><text:span text:style-name="T21"/></text:p>
      <text:p text:style-name="P18"><text:span text:style-name="T21"/></text:p>
      <text:p text:style-name="P19"><text:span text:style-name="T22">Game Overview</text:span></text:p>
      <text:p text:style-name="P20"><text:span text:style-name="T23"/></text:p>
      <text:p text:style-name="P21"><text:span text:style-name="T24">Philosophy</text:span></text:p>
      <text:p text:style-name="P22"><text:span text:style-name="T25"/></text:p>
      <text:p text:style-name="P23"><text:span text:style-name="T26">Making it playable</text:span></text:p>
      <text:p text:style-name="P24"><text:span text:style-name="T27"/></text:p>
      <text:p text:style-name="P24"><text:span text:style-name="T28">Just make the damn game already. </text:span></text:p>
      <text:p text:style-name="P24"><text:span text:style-name="T29"/></text:p>
      <text:p text:style-name="P24"><text:span text:style-name="T29"/></text:p>
      <text:p text:style-name="P25"><text:span text:style-name="T30">Feature Set</text:span></text:p>
      <text:p text:style-name="P26"><text:span text:style-name="T31"/></text:p>
      <text:p text:style-name="P27"><text:span text:style-name="T32">General Features</text:span></text:p>
      <text:p text:style-name="P28"><text:span text:style-name="T33"/></text:p>
      <text:p text:style-name="P28"><text:span text:style-name="T34">14 Enviroment types</text:span></text:p>
      <text:p text:style-name="P28"><text:span text:style-name="T34"><text:s/>8 Planetary specials</text:span></text:p>
      <text:p text:style-name="P28"><text:span text:style-name="T34"><text:s/></text:span></text:p>
      <text:p text:style-name="P28"><text:span text:style-name="T35"/></text:p>
      <text:p text:style-name="P28"><text:span text:style-name="T36">Gameplay</text:span></text:p>
      <text:p text:style-name="P28"><text:span text:style-name="T37"/></text:p>
      <text:p text:style-name="P29"><text:span text:style-name="T38">Build a empire</text:span></text:p>
      <text:p text:style-name="P29"><text:span text:style-name="T38">Research technologies</text:span></text:p>
      <text:p text:style-name="P29"><text:span text:style-name="T38">Conquer the known space</text:span></text:p>
      <text:p text:style-name="P30"><text:span text:style-name="T39"/></text:p>
      <text:p text:style-name="P30"><text:span text:style-name="T39"/></text:p>
      <text:p text:style-name="P30"><text:span text:style-name="T40">The Game World</text:span></text:p>
      <text:p text:style-name="P31"><text:span text:style-name="T41"/></text:p>
      <text:p text:style-name="P32"><text:span text:style-name="T42">Overview</text:span></text:p>
      <text:p text:style-name="P33"><text:span text:style-name="T43"/></text:p>
      <text:p text:style-name="P33"><text:span text:style-name="T44">You are starting the game with a single planet and some colonists.</text:span></text:p>
      <text:p text:style-name="P33"><text:span text:style-name="T45"/></text:p>
      <text:p text:style-name="P34"><text:span text:style-name="T46">Enviroment types</text:span></text:p>
      <text:p text:style-name="P35"><text:span text:style-name="T47"/></text:p>
      <text:p text:style-name="P35"><text:span text:style-name="T48">Terran</text:span></text:p>
      <text:p text:style-name="P35"><text:span text:style-name="T48">Jungle</text:span></text:p>
      <text:p text:style-name="P35"><text:span text:style-name="T48">Ocean</text:span></text:p>
      <text:p text:style-name="P35"><text:span text:style-name="T48">Arid</text:span></text:p>
      <text:p text:style-name="P35"><text:span text:style-name="T48">Steppe</text:span></text:p>
      <text:p text:style-name="P35"><text:span text:style-name="T48">Desert</text:span></text:p>
      <text:p text:style-name="P35"><text:span text:style-name="T48">Minimal</text:span></text:p>
      <text:p text:style-name="P35"><text:span text:style-name="T48">Barren</text:span></text:p>
      <text:p text:style-name="P35"><text:span text:style-name="T48">Dead</text:span></text:p>
      <text:p text:style-name="P35"><text:span text:style-name="T48">Inferno</text:span></text:p>
      <text:p text:style-name="P35"><text:span text:style-name="T48">Toxic</text:span></text:p>
      <text:p text:style-name="P35"><text:span text:style-name="T48">Radiated</text:span></text:p>
      <text:p text:style-name="P35"><text:span text:style-name="T49"/></text:p>
      <text:p text:style-name="P36"><text:span text:style-name="T50">Research</text:span></text:p>
      <text:p text:style-name="P37"><text:span text:style-name="T51"/></text:p>
      <text:p text:style-name="P37"><text:span text:style-name="T52">The player will be able to research new technologies.</text:span></text:p>
      <text:p text:style-name="P37"><text:span text:style-name="T53"/></text:p>
      <text:p text:style-name="P37"><text:span text:style-name="T54">Starmaps</text:span></text:p>
      <text:p text:style-name="P37"><text:span text:style-name="T55"/></text:p>
      <text:p text:style-name="P37"><text:span text:style-name="T56">Overview map of the known space.</text:span></text:p>
      <text:p text:style-name="P37"><text:span text:style-name="T57"/></text:p>
      <text:p text:style-name="P38"><text:span text:style-name="T58">Small - 24 stars</text:span></text:p>
      <text:p text:style-name="P38"><text:span text:style-name="T58">Medium - 48 stars</text:span></text:p>
      <text:p text:style-name="P38"><text:span text:style-name="T58">Large - 70 stars</text:span></text:p>
      <text:p text:style-name="P39"><text:span text:style-name="T58">Huge - 108 stars</text:span></text:p>
      <text:p text:style-name="P39"><text:span text:style-name="T59"/></text:p>
      <text:p text:style-name="P40"><text:span text:style-name="T60">Settlement</text:span></text:p>
      <text:p text:style-name="P41"><text:span text:style-name="T61"/></text:p>
      <text:p text:style-name="P42"><text:span text:style-name="T62">The planets inhabitants are generating research,wealth,buildings.</text:span></text:p>
      <text:p text:style-name="P43"><text:span text:style-name="T63"/></text:p>
      <text:p text:style-name="P43"><text:span text:style-name="T64">Space travel</text:span></text:p>
      <text:p text:style-name="P44"><text:span text:style-name="T65"/></text:p>
      <text:p text:style-name="P44"><text:span text:style-name="T66">The player moves spaceships through clicking on a destination on the galaxy map.</text:span></text:p>
      <text:p text:style-name="P44"><text:span text:style-name="T67"/></text:p>
      <text:p text:style-name="P45"><text:span text:style-name="T68">Size</text:span></text:p>
      <text:p text:style-name="P46"><text:span text:style-name="T69"/></text:p>
      <text:p text:style-name="P47"><text:span text:style-name="T70">Small - 24 stars</text:span></text:p>
      <text:p text:style-name="P47"><text:span text:style-name="T70">Medium - 48 stars</text:span></text:p>
      <text:p text:style-name="P47"><text:span text:style-name="T70">Large - 70 stars</text:span></text:p>
      <text:p text:style-name="P47"><text:span text:style-name="T70">Huge - 108 stars</text:span></text:p>
      <text:p text:style-name="P47"><text:span text:style-name="T71"/></text:p>
      <text:p text:style-name="P48"><text:span text:style-name="T72">Races</text:span></text:p>
      <text:p text:style-name="P49"><text:span text:style-name="T73"/></text:p>
      <text:p text:style-name="P50"><text:span text:style-name="T74">Alkaris</text:span></text:p>
      <text:p text:style-name="P50"><text:span text:style-name="T74">Bulrathis</text:span></text:p>
      <text:p text:style-name="P50"><text:span text:style-name="T74">Darloks</text:span></text:p>
      <text:p text:style-name="P50"><text:span text:style-name="T74">Humans</text:span></text:p>
      <text:p text:style-name="P50"><text:span text:style-name="T74">Klackons</text:span></text:p>
      <text:p text:style-name="P50"><text:span text:style-name="T74">Meklars</text:span></text:p>
      <text:p text:style-name="P50"><text:span text:style-name="T74">Mrrshans</text:span></text:p>
      <text:p text:style-name="P50"><text:span text:style-name="T74">Psilons</text:span></text:p>
      <text:p text:style-name="P50"><text:span text:style-name="T74">Sakkra</text:span></text:p>
      <text:p text:style-name="P50"><text:span text:style-name="T75">Silicoids</text:span></text:p>
      <text:p text:style-name="P50"><text:span text:style-name="T76"/></text:p>
      <text:p text:style-name="P50"><text:span text:style-name="T77">See the “Races Appendix” for a list of all the races found in the world.</text:span></text:p>
      <text:p text:style-name="P51"><text:span text:style-name="T78"/></text:p>
      <text:p text:style-name="P52"><text:span text:style-name="T79">Time</text:span></text:p>
      <text:p text:style-name="P53"><text:span text:style-name="T80"/></text:p>
      <text:p text:style-name="P53"><text:span text:style-name="T81">Time is turnbased.</text:span></text:p>
      <text:p text:style-name="P53"><text:span text:style-name="T82"/></text:p>
      <text:p text:style-name="P53"><text:span text:style-name="T83">Time</text:span></text:p>
      <text:p text:style-name="P53"><text:span text:style-name="T84"/></text:p>
      <text:p text:style-name="P53"><text:span text:style-name="T85">Combat occurs on a board divided into squares, about 10 down and about 14 across. The player starts on the left and the enemies start out on the right.</text:span></text:p>
      <text:p text:style-name="P53"><text:span text:style-name="T86"/></text:p>
      <text:p text:style-name="P53"><text:span text:style-name="T87">If the combat is occurring over a colonized planet, that planet will be located on the side of the player it belongs to and it will be halfway down the screen on the second square in.</text:span></text:p>
      <text:p text:style-name="P53"><text:span text:style-name="T88"/></text:p>
      <text:p text:style-name="P53"><text:span text:style-name="T89">Each ship design present gets its own space on the board and all units of the same type are stacked in the same space. They spawn starting halfway down the screen and then alternate above and below till all ship designs have spawned.</text:span></text:p>
      <text:p text:style-name="P53"><text:span text:style-name="T90"/></text:p>
      <text:p text:style-name="P53"><text:span text:style-name="T91">Ships move a varying number of squares on the board from one to eight depending on the speed of their engines and special equipment present. A special equipment called sub-space teleporter allows the ship to choose the location where it will end movement. Ships can move through each other if they have enough movement, but cannot end movement in a space occupied by something else.</text:span></text:p>
      <text:p text:style-name="P53"><text:span text:style-name="T92"/></text:p>
      <text:p text:style-name="P53"><text:span text:style-name="T93">Space debris randomly spawns in the middle of the board in most combats. When missiles en route to their target go through a square of space debris, they are 50% likely to crash into debris and detonate. Generally, about half will make it through the field if there are large numbers of missiles, but randomness is a larger factor the fewer the number of missiles.</text:span></text:p>
      <text:p text:style-name="P53"><text:span text:style-name="T94"/></text:p>
      <text:p text:style-name="P53"><text:span text:style-name="T95">Rendering System</text:span></text:p>
      <text:p text:style-name="P53"><text:span text:style-name="T96"/></text:p>
      <text:p text:style-name="P53"><text:span text:style-name="T97">Overview</text:span></text:p>
      <text:p text:style-name="P53"><text:span text:style-name="T98"/></text:p>
      <text:p text:style-name="P53"><text:span text:style-name="T99">A 2D sprite animation rendering engine.</text:span></text:p>
      <text:p text:style-name="P53"><text:span text:style-name="T100"/></text:p>
      <text:p text:style-name="P53"><text:span text:style-name="T101">2D/3D Rendering</text:span></text:p>
      <text:p text:style-name="P53"><text:span text:style-name="T102"/></text:p>
      <text:p text:style-name="P53"><text:span text:style-name="T103">Describe what sort of 2D/3D rendering engine will be used.</text:span></text:p>
      <text:p text:style-name="P53"><text:span text:style-name="T104"/></text:p>
      <text:p text:style-name="P53"><text:span text:style-name="T105">Camera</text:span></text:p>
      <text:p text:style-name="P53"><text:span text:style-name="T106"/></text:p>
      <text:p text:style-name="P53"><text:span text:style-name="T107">Overview</text:span></text:p>
      <text:p text:style-name="P53"><text:span text:style-name="T108"/></text:p>
      <text:p text:style-name="P53"><text:span text:style-name="T109">A simple camera top down view.</text:span></text:p>
      <text:p text:style-name="P53"><text:span text:style-name="T110"/></text:p>
      <text:p text:style-name="P53"><text:span text:style-name="T110"/></text:p>
      <text:p text:style-name="P53"><text:span text:style-name="T111">Static camera</text:span></text:p>
      <text:p text:style-name="P53"><text:span text:style-name="T112"/></text:p>
      <text:p text:style-name="P53"><text:span text:style-name="T113">The camera will be static.</text:span></text:p>
      <text:p text:style-name="P53"><text:span text:style-name="T114"/></text:p>
      <text:p text:style-name="P54"><text:span text:style-name="T114"/></text:p>
      <text:p text:style-name="P54"><text:span text:style-name="T115">Game Engine</text:span></text:p>
      <text:p text:style-name="P54"><text:span text:style-name="T116"/></text:p>
      <text:p text:style-name="P54"><text:span text:style-name="T117">Overview</text:span></text:p>
      <text:p text:style-name="P55"><text:span text:style-name="T118"/></text:p>
      <text:p text:style-name="P55"><text:span text:style-name="T118"/></text:p>
      <text:p text:style-name="P56"><text:span text:style-name="T119">Timing</text:span></text:p>
      <text:p text:style-name="P57"><text:span text:style-name="T120"/></text:p>
      <text:p text:style-name="P58"><text:span text:style-name="T121">This will be a great class that should control the frame rate and trigger the different timer based actions happening in the game.</text:span></text:p>
      <text:p text:style-name="P58"><text:span text:style-name="T122"/></text:p>
      <text:p text:style-name="P58"><text:span text:style-name="T123">Dialog</text:span></text:p>
      <text:p text:style-name="P58"><text:span text:style-name="T124">Controlling the flow that the dialog takes depending on how the player answers the questions.</text:span></text:p>
      <text:p text:style-name="P58"><text:span text:style-name="T125"/></text:p>
      <text:p text:style-name="P58"><text:span text:style-name="T126">Enemies appearance and movement</text:span></text:p>
      <text:p text:style-name="P58"><text:span text:style-name="T127">A control class for the creation of new enemies and how they should move.</text:span></text:p>
      <text:p text:style-name="P58"><text:span text:style-name="T128"/></text:p>
      <text:p text:style-name="P58"><text:span text:style-name="T129">Throwing</text:span></text:p>
      <text:p text:style-name="P58"><text:span text:style-name="T130">When the player throws things this will be calculate the trajectory of the item.</text:span></text:p>
      <text:p text:style-name="P58"><text:span text:style-name="T131"/></text:p>
      <text:p text:style-name="P58"><text:span text:style-name="T132">Collision</text:span></text:p>
      <text:p text:style-name="P58"><text:span text:style-name="T133">Simple circle collision should suffice.</text:span></text:p>
      <text:p text:style-name="P58"><text:span text:style-name="T134"/></text:p>
      <text:p text:style-name="P58"><text:span text:style-name="T135">Action handler class</text:span></text:p>
      <text:p text:style-name="P58"><text:span text:style-name="T136">A form of interface or what you could call it to the input module of the game. Here is a simple explanation of what my thoughts are.</text:span></text:p>
      <text:p text:style-name="P58"><text:span text:style-name="T136">Input class catches the input from the user and sends it to the game engine that in turn will call for the appropriate action.</text:span></text:p>
      <text:p text:style-name="P58"><text:span text:style-name="T137"/></text:p>
      <text:p text:style-name="P58"><text:span text:style-name="T138">Shooting</text:span></text:p>
      <text:p text:style-name="P58"><text:span text:style-name="T139">The enemies will shoot with rifles and the game engine will be calculating how far the bullet have moved and if it hit something, if it hit the Player it will call for a weithdrawal of<text:s text:c="2"/>HP.</text:span></text:p>
      <text:p text:style-name="P58"><text:span text:style-name="T140"/></text:p>
      <text:p text:style-name="P58"><text:span text:style-name="T140"/></text:p>
      <text:p text:style-name="P59"><text:span text:style-name="T140"/></text:p>
      <text:p text:style-name="P59"><text:span text:style-name="T141">Lighting Models</text:span></text:p>
      <text:p text:style-name="P59"><text:span text:style-name="T142"/></text:p>
      <text:p text:style-name="P60"><text:span text:style-name="T143">Overview</text:span></text:p>
      <text:p text:style-name="P61"><text:span text:style-name="T144"/></text:p>
      <text:p text:style-name="P61"><text:span text:style-name="T145">A Global 2D light.</text:span></text:p>
      <text:p text:style-name="P61"><text:span text:style-name="T146"/></text:p>
      <text:p text:style-name="P62"><text:span text:style-name="T147">Global 2D light</text:span></text:p>
      <text:p text:style-name="P63"><text:span text:style-name="T148"/></text:p>
      <text:p text:style-name="P63"><text:span text:style-name="T149">Will be changing dependant on the day and night cycle, when that is implemented.</text:span></text:p>
      <text:p text:style-name="P63"><text:span text:style-name="T150"/></text:p>
      <text:p text:style-name="P63"><text:span text:style-name="T150"/></text:p>
      <text:p text:style-name="P64"><text:span text:style-name="T151">Game Characters</text:span></text:p>
      <text:p text:style-name="P65"><text:span text:style-name="T152"/></text:p>
      <text:p text:style-name="P66"><text:span text:style-name="T153">Overview</text:span></text:p>
      <text:p text:style-name="P67"><text:span text:style-name="T154"/></text:p>
      <text:p text:style-name="P67"><text:span text:style-name="T155">The Characters in the game are two Yetis. A great big one that is you as a player and the small and crazy that you will face in the cave.</text:span></text:p>
      <text:p text:style-name="P67"><text:span text:style-name="T156"/></text:p>
      <text:p text:style-name="P68"><text:span text:style-name="T157">Creating a Character</text:span></text:p>
      <text:p text:style-name="P69"><text:span text:style-name="T158"/></text:p>
      <text:p text:style-name="P70"><text:span text:style-name="T159">You will personalize the character by choosing what type of gender you have. At this stage you will also be introduced to the background of what has happened. That you will be looking for clues of<text:s text:c="2"/>what happened along the way.</text:span></text:p>
      <text:p text:style-name="P71"><text:span text:style-name="T160"/></text:p>
      <text:p text:style-name="P72"><text:span text:style-name="T161">Enemies and Monsters</text:span></text:p>
      <text:p text:style-name="P73"><text:span text:style-name="T162"/></text:p>
      <text:p text:style-name="P73"><text:span text:style-name="T163">Hunters are humans looking like hilbillys and are carrying different weapons.</text:span></text:p>
      <text:p text:style-name="P73"><text:span text:style-name="T163">Falcons are birds and can fly.</text:span></text:p>
      <text:p text:style-name="P73"><text:span text:style-name="T163">Dogs can jump.</text:span></text:p>
      <text:p text:style-name="P73"><text:span text:style-name="T163">Chopper that fly</text:span></text:p>
      <text:p text:style-name="P73"><text:span text:style-name="T163">Bikes that carry hillbillys.</text:span></text:p>
      <text:p text:style-name="P73"><text:span text:style-name="T163">Jeeps that carry two hillbillys.</text:span></text:p>
      <text:p text:style-name="P73"><text:span text:style-name="T164"/></text:p>
      <text:p text:style-name="P73"><text:span text:style-name="T165">Describe enemies or monsters in the world or whomever the player is trying to defeat.<text:s text:c="2"/>Naturally this depends heavily on your game idea but generally games are about trying to kill something.</text:span></text:p>
      <text:p text:style-name="P73"><text:span text:style-name="T166"/></text:p>
      <text:p text:style-name="P74"><text:span text:style-name="T167">User Interface</text:span></text:p>
      <text:p text:style-name="P75"><text:span text:style-name="T168"/></text:p>
      <text:p text:style-name="P76"><text:span text:style-name="T169">Overview</text:span></text:p>
      <text:p text:style-name="P77"><text:span text:style-name="T170"/></text:p>
      <text:p text:style-name="P77"><text:span text:style-name="T171">Main screen</text:span></text:p>
      <text:p text:style-name="P77"><text:span text:style-name="T171">Menu screen</text:span></text:p>
      <text:p text:style-name="P77"><text:span text:style-name="T171">Highscore screen</text:span></text:p>
      <text:p text:style-name="P77"><text:span text:style-name="T171">Cutscenes</text:span></text:p>
      <text:p text:style-name="P77"><text:span text:style-name="T172"/></text:p>
      <text:p text:style-name="P77"><text:span text:style-name="T173">Provide some sort of an overview to your interface and same as all the previous sections, break down the components of the UI below.</text:span></text:p>
      <text:p text:style-name="P77"><text:span text:style-name="T174"/></text:p>
      <text:p text:style-name="P78"><text:span text:style-name="T175">User Interface Detail #1</text:span></text:p>
      <text:p text:style-name="P79"><text:span text:style-name="T176"/></text:p>
      <text:p text:style-name="P80"><text:span text:style-name="T177">User Interface Detail #2</text:span></text:p>
      <text:p text:style-name="P81"><text:span text:style-name="T178"/></text:p>
      <text:p text:style-name="P82"><text:span text:style-name="T179">Weapons</text:span></text:p>
      <text:p text:style-name="P83"><text:span text:style-name="T180"/></text:p>
      <text:p text:style-name="P84"><text:span text:style-name="T181">Overview</text:span></text:p>
      <text:p text:style-name="P85"><text:span text:style-name="T182"/></text:p>
      <text:p text:style-name="P85"><text:span text:style-name="T183">Overview of weapons used in game.</text:span></text:p>
      <text:p text:style-name="P85"><text:span text:style-name="T184"/></text:p>
      <text:p text:style-name="P86"><text:span text:style-name="T185">Missiles and torpedoes</text:span></text:p>
      <text:p text:style-name="P86"><text:span text:style-name="T186"/></text:p>
      <text:p text:style-name="P86"><text:span text:style-name="T187">Nuclear Missiles</text:span></text:p>
      <text:p text:style-name="P86"><text:span text:style-name="T187">Hyper-V Rockets</text:span></text:p>
      <text:p text:style-name="P86"><text:span text:style-name="T187">Hyper-X Rockets</text:span></text:p>
      <text:p text:style-name="P86"><text:span text:style-name="T187">Scatter Pack V Rockets</text:span></text:p>
      <text:p text:style-name="P86"><text:span text:style-name="T187">Merculite Missiles</text:span></text:p>
      <text:p text:style-name="P86"><text:span text:style-name="T187">Stinger Missiles</text:span></text:p>
      <text:p text:style-name="P86"><text:span text:style-name="T187">Anti-Matter Torpedoes</text:span></text:p>
      <text:p text:style-name="P86"><text:span text:style-name="T187">Scatter Pack VII Missiles</text:span></text:p>
      <text:p text:style-name="P86"><text:span text:style-name="T187">Pulson Missiles</text:span></text:p>
      <text:p text:style-name="P86"><text:span text:style-name="T187">Hercular Missiles</text:span></text:p>
      <text:p text:style-name="P86"><text:span text:style-name="T187">Hellfire Missiles</text:span></text:p>
      <text:p text:style-name="P86"><text:span text:style-name="T187">Zeon Missiles</text:span></text:p>
      <text:p text:style-name="P86"><text:span text:style-name="T187">Proton Torpedoes</text:span></text:p>
      <text:p text:style-name="P86"><text:span text:style-name="T187">Scatter Pack X Missiles</text:span></text:p>
      <text:p text:style-name="P86"><text:span text:style-name="T187">Plasma Torpedoes</text:span></text:p>
      <text:p text:style-name="P86"><text:span text:style-name="T188"/></text:p>
      <text:p text:style-name="P86"><text:span text:style-name="T189">Level</text:span></text:p>
      <text:p text:style-name="P86"><text:span text:style-name="T189">Dmg</text:span></text:p>
      <text:p text:style-name="P86"><text:span text:style-name="T189">Cost</text:span></text:p>
      <text:p text:style-name="P86"><text:span text:style-name="T189">Size</text:span></text:p>
      <text:p text:style-name="P86"><text:span text:style-name="T189">Power</text:span></text:p>
      <text:p text:style-name="P86"><text:span text:style-name="T189">Bonus</text:span></text:p>
      <text:p text:style-name="P86"><text:span text:style-name="T189">Speed</text:span></text:p>
      <text:p text:style-name="P86"><text:span text:style-name="T189">Range</text:span></text:p>
      <text:p text:style-name="P86"><text:span text:style-name="T189">Notes</text:span></text:p>
      <text:p text:style-name="P87"><text:span text:style-name="T190"/></text:p>
      <text:p text:style-name="P88"><text:span text:style-name="T191">Bombs and Biologicals</text:span></text:p>
      <text:p text:style-name="P88"><text:span text:style-name="T192"/></text:p>
      <text:p text:style-name="P88"><text:span text:style-name="T193">Nuclear Bomb</text:span></text:p>
      <text:p text:style-name="P88"><text:span text:style-name="T193">Fusion Bomb</text:span></text:p>
      <text:p text:style-name="P88"><text:span text:style-name="T193">Death Spores</text:span></text:p>
      <text:p text:style-name="P88"><text:span text:style-name="T193">Anti-Matter Bomb</text:span></text:p>
      <text:p text:style-name="P88"><text:span text:style-name="T193">Omega-V Bomb</text:span></text:p>
      <text:p text:style-name="P88"><text:span text:style-name="T193">Doom Virus</text:span></text:p>
      <text:p text:style-name="P88"><text:span text:style-name="T193">Neutronium Bomb</text:span></text:p>
      <text:p text:style-name="P88"><text:span text:style-name="T193">Bio Terminator</text:span></text:p>
      <text:p text:style-name="P88"><text:span text:style-name="T194"/></text:p>
      <text:p text:style-name="P88"><text:span text:style-name="T195">Level</text:span></text:p>
      <text:p text:style-name="P88"><text:span text:style-name="T195">Damage</text:span></text:p>
      <text:p text:style-name="P88"><text:span text:style-name="T195">Cost</text:span></text:p>
      <text:p text:style-name="P88"><text:span text:style-name="T195">Bombs</text:span></text:p>
      <text:p text:style-name="P88"><text:span text:style-name="T195">Size</text:span></text:p>
      <text:p text:style-name="P88"><text:span text:style-name="T195">Power</text:span></text:p>
      <text:p text:style-name="P88"><text:span text:style-name="T195">Notes</text:span></text:p>
      <text:p text:style-name="P89"><text:span text:style-name="T196"/></text:p>
      <text:p text:style-name="P89"><text:span text:style-name="T196"/></text:p>
      <text:p text:style-name="P90"><text:span text:style-name="T197">Musical Scores and Sound Effects</text:span></text:p>
      <text:p text:style-name="P90"><text:span text:style-name="T198"/></text:p>
      <text:p text:style-name="P90"><text:span text:style-name="T199">Overview</text:span></text:p>
      <text:p text:style-name="P91"><text:span text:style-name="T200"/></text:p>
      <text:p text:style-name="P91"><text:span text:style-name="T201">The sound and music will be there to enhance the gaming experience, all the sound effects are described in the sections holding the description of the object or character causing them. Same for the music.</text:span></text:p>
      <text:p text:style-name="P91"><text:span text:style-name="T202"/></text:p>
      <text:p text:style-name="P92"><text:span text:style-name="T203">Sound Design</text:span></text:p>
      <text:p text:style-name="P93"><text:span text:style-name="T204"/></text:p>
      <text:p text:style-name="P94"><text:span text:style-name="T205">I might be using FMOD to implement any sound and music in the game.</text:span></text:p>
      <text:p text:style-name="P95"><text:span text:style-name="T206"/></text:p>
      <text:p text:style-name="P95"><text:span text:style-name="T206"/></text:p>
      <text:p text:style-name="P96"><text:span text:style-name="T207">Single-Player Game</text:span></text:p>
      <text:p text:style-name="P97"><text:span text:style-name="T208"/></text:p>
      <text:p text:style-name="P98"><text:span text:style-name="T209">Overview</text:span></text:p>
      <text:p text:style-name="P99"><text:span text:style-name="T210"/></text:p>
      <text:p text:style-name="P100"><text:span text:style-name="T211">You play against the computer where both are trying to conquer the known space.</text:span></text:p>
      <text:p text:style-name="P101"><text:span text:style-name="T212"/></text:p>
      <text:p text:style-name="P102"><text:span text:style-name="T212"/></text:p>
      <text:p text:style-name="P103"><text:span text:style-name="T213">Hours of Gameplay</text:span></text:p>
      <text:p text:style-name="P104"><text:span text:style-name="T214"/></text:p>
      <text:p text:style-name="P104"><text:span text:style-name="T215">Each game i guess have a couple of hours game time.</text:span></text:p>
      <text:p text:style-name="P104"><text:span text:style-name="T216"/></text:p>
      <text:p text:style-name="P104"><text:span text:style-name="T216"/></text:p>
      <text:p text:style-name="P105"><text:span text:style-name="T217">Victory Conditions</text:span></text:p>
      <text:p text:style-name="P106"><text:span text:style-name="T218"/></text:p>
      <text:p text:style-name="P107"><text:span text:style-name="T219">When reaching the settlement you will at a certain point of time be faced with your loved one and the Dwarf Yeti. You will be notified that you have found your loved one and a dialog will start where you will answer a bunch of questions and after which the game ends and you might be prompted for a name in the highscore list depending on your overall performance.</text:span></text:p>
      <text:p text:style-name="P108"><text:span text:style-name="T220"/></text:p>
      <text:p text:style-name="P109"><text:span text:style-name="T221">In later version It will have a alternating ending that will change the ending of the game. You will always win or in this case finish the game. But might not reach the ultimate ending.</text:span></text:p>
      <text:p text:style-name="P110"><text:span text:style-name="T221">See dialog appendix for more information about the dialog.</text:span></text:p>
      <text:p text:style-name="P110"><text:span text:style-name="T222"/></text:p>
      <text:p text:style-name="P111"><text:span text:style-name="T223">Extra Miscellaneous Stuff</text:span></text:p>
      <text:p text:style-name="P112"><text:span text:style-name="T224"/></text:p>
      <text:p text:style-name="P113"><text:span text:style-name="T225">Overview</text:span></text:p>
      <text:p text:style-name="P114"><text:span text:style-name="T226"/></text:p>
      <text:p text:style-name="P114"><text:span text:style-name="T227">Drop anything you are working on and don’t have a good home for in this part of the document.</text:span></text:p>
      <text:p text:style-name="P114"><text:span text:style-name="T228"/></text:p>
      <text:p text:style-name="P114"><text:span text:style-name="T228"/></text:p>
      <text:p text:style-name="P114"><text:span text:style-name="T228"/></text:p>
      <text:p text:style-name="P115"><text:span text:style-name="T229"><text:s/>“Races Appendix”</text:span></text:p>
      <text:p text:style-name="P116"><text:span text:style-name="T230">This Appendix is here to give you a detailed information of the different objects that one can find in the game.</text:span></text:p>
      <text:p text:style-name="P116"><text:span text:style-name="T231"/></text:p>
      <text:p text:style-name="P116"><text:span text:style-name="T232">Meat</text:span></text:p>
      <text:p text:style-name="P116"><text:span text:style-name="T232">Bikes</text:span></text:p>
      <text:p text:style-name="P116"><text:span text:style-name="T232">Cars</text:span></text:p>
      <text:p text:style-name="P116"><text:span text:style-name="T232">Snow boulders</text:span></text:p>
      <text:p text:style-name="P116"><text:span text:style-name="T232">Rocks</text:span></text:p>
      <text:p text:style-name="P116"><text:span text:style-name="T232">Tree trunks</text:span></text:p>
      <text:p text:style-name="P116"><text:span text:style-name="T232">Avalanche</text:span></text:p>
      <text:p text:style-name="P116"><text:span text:style-name="T232">Heap of rocks</text:span></text:p>
      <text:p text:style-name="P116"><text:span text:style-name="T232">Fallen trees</text:span></text:p>
      <text:p text:style-name="P116"><text:span text:style-name="T233"/></text:p>
      <text:p text:style-name="P117"><text:span text:style-name="T233"/></text:p>
      <text:p text:style-name="P118"><text:span text:style-name="T233"/></text:p>
      <text:p text:style-name="P119"><text:span text:style-name="T234">“Dialog Appendix”</text:span></text:p>
      <text:p text:style-name="P120"><text:span text:style-name="T235"/></text:p>
      <text:p text:style-name="P120"><text:span text:style-name="T236">Provide a decription of how the flow in the dialog will be progressing.</text:span></text:p>
      <text:p text:style-name="P120"><text:span text:style-name="T237"/></text:p>
      <text:p text:style-name="P120"><text:span text:style-name="T238">Clothing</text:span></text:p>
      <text:p text:style-name="P120"><text:span text:style-name="T238">Questioning in what episode you saw the loved ones scarf for example.</text:span></text:p>
      <text:p text:style-name="P120"><text:span text:style-name="T239"/></text:p>
      <text:p text:style-name="P120"><text:span text:style-name="T240">Dwarf Yeti –<text:s text:c="2"/>What are you doing here??</text:span></text:p>
      <text:list text:style-name="L121">
        <text:list-item>
          <text:p text:style-name="P121"><text:span text:style-name="T240">seeking a loved one</text:span></text:p>
        </text:list-item>
        <text:list-item>
          <text:p text:style-name="P121"><text:span text:style-name="T240">Just here to buy gross eris</text:span></text:p>
        </text:list-item>
        <text:list-item>
          <text:p text:style-name="P121"><text:span text:style-name="T240">I could ask you the same thing, didnt I kill you in the cave?</text:span></text:p>
        </text:list-item>
      </text:list>
      <text:p text:style-name="P122"><text:span text:style-name="T241"/></text:p>
      <text:p text:style-name="P123"><text:span text:style-name="T242">Loved one – Will you leave me and Zog zog alone.</text:span></text:p>
      <text:list text:style-name="L124">
        <text:list-item>
          <text:p text:style-name="P124"><text:span text:style-name="T242">No you are coming home with me.</text:span></text:p>
        </text:list-item>
        <text:list-item>
          <text:p text:style-name="P124"><text:span text:style-name="T242">If that is how you want it, then i guess I will just have to find a new partner. (a starting point for Yeti2, the search for love ). dialog ends.</text:span></text:p>
        </text:list-item>
        <text:list-item>
          <text:p text:style-name="P124"><text:span text:style-name="T242"><text:s/>This we must settle as you and me Zog zog. (In version 1.0 this just leads to a decription how the fight takes place) later there might acctually trigger a real fight between the two.</text:span></text:p>
        </text:list-item>
      </text:list>
      <text:p text:style-name="P125"><text:span text:style-name="T243"/></text:p>
      <text:p text:style-name="P126"><text:span text:style-name="T244"><text:s/>“Story Appendix”</text:span></text:p>
      <text:p text:style-name="P127"><text:span text:style-name="T245"/></text:p>
      <text:p text:style-name="P128"><text:span text:style-name="T246">Part where you can read the background story of what has happened and triggered the current series of events.</text:span></text:p>
      <text:p text:style-name="P129"><text:span text:style-name="T246">A mighty roar can be heard echoing through the Alaska mountains, it is the the Yeti who have found out that its great big love have vanished. As the Yetis anguish sets he sets out to find the human responsible, but it isn't an easy journey as the humans are out to kill the Yeti for the fame and money. The humans have issued a bounty of 1,000,000c for who ever finds and kills a Yeti.</text:span></text:p>
      <text:p text:style-name="P129"><text:span text:style-name="T246">You will have to fight your way through a horde of people armed with whatever they think is useful to track and kill a Yeti.</text:span></text:p>
      <text:p text:style-name="P129"><text:span text:style-name="T247"/></text:p>
      <text:p text:style-name="P129"><text:span text:style-name="T248">As you start wandering through the mountains on your way to the human settlement you are attacked by a hunter and his dog, hurling a great boulder of snow and ice croushing the hunter underneath it you just quick enough to swing your big hand nocking the dog to the ground.</text:span></text:p>
      <text:p text:style-name="P130"><text:span text:style-name="T248">All this wandering and fighting have made you hungry and so you pick up the dog and rip a hind leg from it eating the meat you feel refreshed and continue your journey towards the settlement.</text:span></text:p>
      <text:p text:style-name="P130"><text:span text:style-name="T248">The game will take you throughout a series of different enviroment and at the end you will be facing the settlement and the answers you have been seeking.</text:span></text:p>
      <text:p text:style-name="P130"><text:span text:style-name="T248"/></text:p>
      <text:p text:style-name="P130"><text:span text:style-name="T248">Regarding resolution:</text:span></text:p>
      <text:p text:style-name="P130"><text:span text:style-name="T248"/></text:p>
      <text:p text:style-name="P130"><text:span text:style-name="T248">A) Choose a resolution and stick with it. Then change the screen's resolution to match your game's resolution. Personally I think this is a no-go. I curse programmers when they change my resolution.</text:span></text:p>
      <text:p text:style-name="P130"><text:span text:style-name="T248">B) Choose a minimum resolution and make the game windowed. This sucks as well. Works ok for small resolutions but the game will likely be to small on large resolution screens.</text:span></text:p>
      <text:p text:style-name="P130"><text:span text:style-name="T248">C) Choose a (high) resolution and render to a buffer. Then render the buffer scaled so it fits the screen's resolution. This is the way I'm thinking about going right now. I'm going to render multiple layers to multiple rendertargets and combine them in the end anyways so it would be easy to scale them in the end.</text:span></text:p>
      <text:p text:style-name="P130"><text:span text:style-name="T248">D) Create assets for different resolutions. Will give the best result for supported resolutions but it requires a lot of work creating the assets. The issue still exists for the resolutions not supported.</text:span></text:p>
      <text:p text:style-name="P130"><text:span text:style-name="T248">E) Use vector art. Vectors can be rasterised at the beginning or during loading. I'm not sure how much expensive it will be do this conversion. Vector art has great potential but there are some images that can't practically be created by vectors.</text:span></text:p>
      <text:p text:style-name="P130"><text:span text:style-name="T248">F) Use procedurally generated content. Like vectors it can be created at runtime for the specific resolution. However it is time consuming to design algorithms for generating images and it obviously won't work in all cases.</text:span></text:p>
      <text:p text:style-name="P130"><text:span text:style-name="T248"/></text:p>
      <text:p text:style-name="P130"><text:span text:style-name="T248">Regarding the aspect ratio:</text:span></text:p>
      <text:p text:style-name="P130"><text:span text:style-name="T248">A) Choose 4:3 ratio. Stretch the canvas for wider aspect ratios. The drawback is obvious. The wider aspect ratio the wierder distortion.</text:span></text:p>
      <text:p text:style-name="P130"><text:span text:style-name="T248">B) Choose 4:3 ratio and draw black bars around the sides. Better than A) in my oppinion but we're wasting screen estate.</text:span></text:p>
      <text:p text:style-name="P130"><text:span text:style-name="T248">C) Show more of the game world depending on the aspect ratio. For some games this will work. For other games it can completely destroy gameplay.</text:span></text:p>
      <text:p text:style-name="P131"><text:span text:style-name="T249"/></text:p>
      <text:p text:style-name="P131"><text:span text:style-name="T249"/></text:p>
      <text:p text:style-name="P131"><text:span text:style-name="T24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